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5.863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0.455cm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5.863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455cm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3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2pt" fo:font-weight="normal" officeooo:rsid="000efb6f" officeooo:paragraph-rsid="0000685b" style:font-size-asian="10.5pt" style:font-weight-asian="normal" style:font-size-complex="12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size="12pt" fo:font-weight="normal" officeooo:rsid="000efb6f" officeooo:paragraph-rsid="0000685b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2pt" fo:font-weight="normal" officeooo:rsid="0001aaf1" officeooo:paragraph-rsid="0000685b" style:font-size-asian="10.5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2pt" fo:font-weight="normal" officeooo:rsid="000eb6aa" officeooo:paragraph-rsid="0000685b" style:font-size-asian="10.5pt" style:font-weight-asian="normal" style:font-size-complex="12pt" style:font-weight-complex="normal"/>
    </style:style>
    <style:style style:name="P5" style:family="paragraph" style:parent-style-name="Text_20_body">
      <style:text-properties fo:font-size="12pt" officeooo:rsid="000eb6aa" officeooo:paragraph-rsid="0000685b" style:font-size-asian="10.5pt" style:font-size-complex="12pt"/>
    </style:style>
    <style:style style:name="P6" style:family="paragraph" style:parent-style-name="Text_20_body">
      <style:text-properties fo:font-size="13pt" officeooo:paragraph-rsid="0000685b" style:font-size-asian="13pt" style:font-size-complex="13pt"/>
    </style:style>
    <style:style style:name="P7" style:family="paragraph" style:parent-style-name="Text_20_body">
      <style:text-properties fo:font-size="13pt" officeooo:rsid="0005d7b5" officeooo:paragraph-rsid="0000685b" style:font-size-asian="13pt" style:font-size-complex="13pt"/>
    </style:style>
    <style:style style:name="P8" style:family="paragraph" style:parent-style-name="Text_20_body">
      <style:text-properties fo:font-size="13pt" officeooo:rsid="0006f1ca" officeooo:paragraph-rsid="0000685b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00685b" officeooo:paragraph-rsid="0000685b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00685b" officeooo:paragraph-rsid="0000685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00bdeb" officeooo:paragraph-rsid="0000685b"/>
    </style:style>
    <style:style style:name="P12" style:family="paragraph" style:parent-style-name="Heading_20_3">
      <style:text-properties fo:font-size="13pt" officeooo:paragraph-rsid="0000685b" style:font-size-asian="13pt" style:font-size-complex="13pt"/>
    </style:style>
    <style:style style:name="P13" style:family="paragraph" style:parent-style-name="Table_20_Contents">
      <style:text-properties officeooo:rsid="0005d7b5" officeooo:paragraph-rsid="0000685b"/>
    </style:style>
    <style:style style:name="P14" style:family="paragraph" style:parent-style-name="Table_20_Contents">
      <style:text-properties officeooo:rsid="000ae92f" officeooo:paragraph-rsid="0000685b"/>
    </style:style>
    <style:style style:name="P15" style:family="paragraph" style:parent-style-name="Table_20_Contents">
      <style:text-properties officeooo:rsid="0006f1ca" officeooo:paragraph-rsid="0000685b"/>
    </style:style>
    <style:style style:name="P16" style:family="paragraph" style:parent-style-name="Table_20_Contents">
      <style:text-properties officeooo:rsid="000a21e6" officeooo:paragraph-rsid="0000685b"/>
    </style:style>
    <style:style style:name="P17" style:family="paragraph" style:parent-style-name="Table_20_Contents">
      <style:text-properties officeooo:paragraph-rsid="0000685b"/>
    </style:style>
    <style:style style:name="P18" style:family="paragraph" style:parent-style-name="Table_20_Contents">
      <style:text-properties officeooo:rsid="000b8a04" officeooo:paragraph-rsid="0000685b"/>
    </style:style>
    <style:style style:name="P19" style:family="paragraph" style:parent-style-name="Table_20_Contents">
      <style:text-properties officeooo:rsid="000d0293" officeooo:paragraph-rsid="0000685b"/>
    </style:style>
    <style:style style:name="P20" style:family="paragraph" style:parent-style-name="Table_20_Contents">
      <style:text-properties fo:font-size="12pt" officeooo:rsid="000eb6aa" officeooo:paragraph-rsid="0000685b" style:font-size-asian="10.5pt" style:font-size-complex="12pt"/>
    </style:style>
    <style:style style:name="P21" style:family="paragraph" style:parent-style-name="Table_20_Contents">
      <style:text-properties fo:font-size="12pt" officeooo:paragraph-rsid="0000685b" style:font-size-asian="10.5pt" style:font-size-complex="12pt"/>
    </style:style>
    <style:style style:name="T1" style:family="text">
      <style:text-properties officeooo:rsid="0000685b"/>
    </style:style>
    <style:style style:name="T2" style:family="text">
      <style:text-properties officeooo:rsid="0005d7b5"/>
    </style:style>
    <style:style style:name="T3" style:family="text">
      <style:text-properties officeooo:rsid="000c091b"/>
    </style:style>
    <style:style style:name="T4" style:family="text">
      <style:text-properties officeooo:rsid="000a21e6"/>
    </style:style>
    <style:style style:name="T5" style:family="text">
      <style:text-properties officeooo:rsid="000ae92f"/>
    </style:style>
    <style:style style:name="T6" style:family="text">
      <style:text-properties officeooo:rsid="000b8a04"/>
    </style:style>
    <style:style style:name="T7" style:family="text">
      <style:text-properties officeooo:rsid="000d02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iagrammes des cas d’utilisations du jeu 2</text:p>
      <text:p text:style-name="P10"/>
      <text:p text:style-name="P10"/>
      <text:h text:style-name="Heading_20_2" text:outline-level="2"/>
      <text:h text:style-name="Heading_20_2" text:outline-level="2"/>
      <text:h text:style-name="Heading_20_2" text:outline-level="2"><text:span text:style-name="T1">1.</text:span>Identifi<text:span text:style-name="T1">er</text:span> le participant</text:h>
      <text:h text:style-name="P12" text:outline-level="3">L’identification</text:h>
      <text:p text:style-name="P11"><text:tab/>Cas d’utilisation : <text:span text:style-name="T2">Identifie le participant</text:span></text:p>
      <text:p text:style-name="P11"><text:tab/>Acteurs concernés : Portail(Systeme), Participant, <text:span text:style-name="T3">Capteurs Anneaux(Systeme)</text:span></text:p>
      <text:p text:style-name="P11"><text:tab/>Description succinte :</text:p>
      <text:p text:style-name="P11"/>
      <text:p text:style-name="P11">Date: 19/11/2018</text:p>
      <text:p text:style-name="P11"/>
      <text:p text:style-name="P11">Pré-conditions : le participant doit etre équiper d’un capteur permettant de l’identifier.</text:p>
      <text:h text:style-name="P12" text:outline-level="3">Le dialogue</text:h>
      <text:p text:style-name="P6"/>
      <text:p text:style-name="P1">Voir Cas d’utilisation Identification du Jeu 1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</text:h>
      <text:h text:style-name="Heading_20_2" text:outline-level="2">2.Lance les anneaux</text:h>
      <text:h text:style-name="P12" text:outline-level="3">L’identification</text:h>
      <text:p text:style-name="P11"><text:tab/>Cas d’utilisation : <text:span text:style-name="T4">Lance les anneaux</text:span></text:p>
      <text:p text:style-name="P11"><text:tab/>Acteurs concernés : Portail(Systeme), Participant, <text:span text:style-name="T4">Capteurs Plots(systeme)</text:span></text:p>
      <text:p text:style-name="P11"><text:tab/>Description succinte :</text:p>
      <text:p text:style-name="P11"/>
      <text:p text:style-name="P11">Date: 19/11/2018</text:p>
      <text:p text:style-name="P11"/>
      <text:p text:style-name="P11">Pré-conditions : </text:p>
      <text:h text:style-name="P12" text:outline-level="3">Le dialogue</text:h>
      <text:p text:style-name="P6"/>
      <text:p text:style-name="P7">Scénario nominal <text:span text:style-name="T5">(Pour chaque anneau)</text:span>: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17"/>
          </table:table-cell>
          <table:table-cell table:style-name="Tableau3.A1" office:value-type="string">
            <text:p text:style-name="P13">Acteurs</text:p>
          </table:table-cell>
          <table:table-cell table:style-name="Tableau3.C1" office:value-type="string">
            <text:p text:style-name="P13">Systeme</text:p>
          </table:table-cell>
        </table:table-row>
        <table:table-row>
          <table:table-cell table:style-name="Tableau3.A2" office:value-type="string">
            <text:p text:style-name="P13">10</text:p>
          </table:table-cell>
          <table:table-cell table:style-name="Tableau3.A2" office:value-type="string">
            <text:p text:style-name="P14">Lance un anneau en direction des plots éléctriques</text:p>
          </table:table-cell>
          <table:table-cell table:style-name="Tableau3.C2" office:value-type="string">
            <text:p text:style-name="P17"/>
          </table:table-cell>
        </table:table-row>
        <table:table-row table:style-name="Tableau3.3">
          <table:table-cell table:style-name="Tableau3.A2" office:value-type="string">
            <text:p text:style-name="P14">20</text:p>
          </table:table-cell>
          <table:table-cell table:style-name="Tableau3.A2" office:value-type="string">
            <text:p text:style-name="P17"/>
          </table:table-cell>
          <table:table-cell table:style-name="Tableau3.C2" office:value-type="string">
            <text:p text:style-name="P14">Comptabilise le lancer si celui-ci a été réussi</text:p>
          </table:table-cell>
        </table:table-row>
      </table:table>
      <text:p text:style-name="P7"/>
      <text:p text:style-name="P8">Scénario d’exception :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17"/>
          </table:table-cell>
          <table:table-cell table:style-name="Tableau4.A1" office:value-type="string">
            <text:p text:style-name="P15">Acteurs</text:p>
          </table:table-cell>
          <table:table-cell table:style-name="Tableau4.C1" office:value-type="string">
            <text:p text:style-name="P15">Systeme</text:p>
          </table:table-cell>
        </table:table-row>
        <table:table-row>
          <table:table-cell table:style-name="Tableau4.A2" office:value-type="string">
            <text:p text:style-name="P15">8</text:p>
          </table:table-cell>
          <table:table-cell table:style-name="Tableau4.A2" office:value-type="string">
            <text:p text:style-name="P16">Aucun anneaux en jeu</text:p>
          </table:table-cell>
          <table:table-cell table:style-name="Tableau4.C2" office:value-type="string">
            <text:p text:style-name="P17"/>
          </table:table-cell>
        </table:table-row>
        <table:table-row>
          <table:table-cell table:style-name="Tableau4.A2" office:value-type="string">
            <text:p text:style-name="P15">9</text:p>
          </table:table-cell>
          <table:table-cell table:style-name="Tableau4.A2" office:value-type="string">
            <text:p text:style-name="P17"/>
          </table:table-cell>
          <table:table-cell table:style-name="Tableau4.C2" office:value-type="string">
            <text:p text:style-name="P16">Comptabilise aucun lancers reussis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soft-page-break/>3.Passe le portail</text:h>
      <text:h text:style-name="P12" text:outline-level="3">L’identification</text:h>
      <text:p text:style-name="P11"><text:tab/>Cas d’utilisation : <text:span text:style-name="T6">Passe le portail (fin de jeu)</text:span></text:p>
      <text:p text:style-name="P11"><text:tab/>Acteurs concernés : Portail(Systeme), Participant, <text:span text:style-name="T4">Capteurs Plots(systeme)</text:span></text:p>
      <text:p text:style-name="P11"><text:tab/>Description succinte :</text:p>
      <text:p text:style-name="P11"/>
      <text:p text:style-name="P11">Date: 19/11/2018</text:p>
      <text:p text:style-name="P11"/>
      <text:p text:style-name="P11">Pré-conditions : </text:p>
      <text:h text:style-name="P12" text:outline-level="3">Le dialogue</text:h>
      <text:p text:style-name="P6"/>
      <text:p text:style-name="P7">Scénario nominal :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3">Acteurs</text:p>
          </table:table-cell>
          <table:table-cell table:style-name="Tableau1.C1" office:value-type="string">
            <text:p text:style-name="P13">Systeme</text:p>
          </table:table-cell>
        </table:table-row>
        <table:table-row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8">Passe le portail <text:span text:style-name="T7">de fin de jeu</text:span></text:p>
          </table:table-cell>
          <table:table-cell table:style-name="Tableau1.C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8">20</text:p>
          </table:table-cell>
          <table:table-cell table:style-name="Tableau1.A2" office:value-type="string">
            <text:p text:style-name="P18"/>
          </table:table-cell>
          <table:table-cell table:style-name="Tableau1.C2" office:value-type="string">
            <text:p text:style-name="P19">Le scanneur du portail scanne en continue une ligne devant lui</text:p>
          </table:table-cell>
        </table:table-row>
        <table:table-row>
          <table:table-cell table:style-name="Tableau1.A2" office:value-type="string">
            <text:p text:style-name="P19">30</text:p>
          </table:table-cell>
          <table:table-cell table:style-name="Tableau1.A2" office:value-type="string">
            <text:p text:style-name="P18"/>
          </table:table-cell>
          <table:table-cell table:style-name="Tableau1.C2" office:value-type="string">
            <text:p text:style-name="P19">Le scanneur identifie le participant ayant fini le jeu</text:p>
          </table:table-cell>
        </table:table-row>
        <table:table-row table:style-name="Tableau1.5">
          <table:table-cell table:style-name="Tableau1.A2" office:value-type="string">
            <text:p text:style-name="P19">40</text:p>
          </table:table-cell>
          <table:table-cell table:style-name="Tableau1.A2" office:value-type="string">
            <text:p text:style-name="P17"/>
          </table:table-cell>
          <table:table-cell table:style-name="Tableau1.C2" office:value-type="string">
            <text:p text:style-name="P19">Le systeme enregistre le nombre de lancers reussi pour le participant</text:p>
          </table:table-cell>
        </table:table-row>
      </table:table>
      <text:p text:style-name="P8"/>
      <text:p text:style-name="P5">Scénario d’exception :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1"/>
          </table:table-cell>
          <table:table-cell table:style-name="Tableau2.A1" office:value-type="string">
            <text:p text:style-name="P20">Acteurs</text:p>
          </table:table-cell>
          <table:table-cell table:style-name="Tableau2.C1" office:value-type="string">
            <text:p text:style-name="P20">Systeme</text:p>
          </table:table-cell>
        </table:table-row>
        <table:table-row>
          <table:table-cell table:style-name="Tableau2.A2" office:value-type="string">
            <text:p text:style-name="P20">10</text:p>
          </table:table-cell>
          <table:table-cell table:style-name="Tableau2.A2" office:value-type="string">
            <text:p text:style-name="P20">Passe le portail de fin de jeu</text:p>
          </table:table-cell>
          <table:table-cell table:style-name="Tableau2.C2" office:value-type="string">
            <text:p text:style-name="P21"/>
          </table:table-cell>
        </table:table-row>
        <table:table-row>
          <table:table-cell table:style-name="Tableau2.A2" office:value-type="string">
            <text:p text:style-name="P20">20</text:p>
          </table:table-cell>
          <table:table-cell table:style-name="Tableau2.A2" office:value-type="string">
            <text:p text:style-name="P21"/>
          </table:table-cell>
          <table:table-cell table:style-name="Tableau2.C2" office:value-type="string">
            <text:p text:style-name="P20">Le scanneur du portail scanne en continue une ligne devant lui</text:p>
          </table:table-cell>
        </table:table-row>
        <table:table-row>
          <table:table-cell table:style-name="Tableau2.A2" office:value-type="string">
            <text:p text:style-name="P20">30</text:p>
          </table:table-cell>
          <table:table-cell table:style-name="Tableau2.A2" office:value-type="string">
            <text:p text:style-name="P21"/>
          </table:table-cell>
          <table:table-cell table:style-name="Tableau2.C2" office:value-type="string">
            <text:p text:style-name="P20">Le scanneur identifie un participant n’ayant pas été identifie lors du début du jeu</text:p>
          </table:table-cell>
        </table:table-row>
        <table:table-row>
          <table:table-cell table:style-name="Tableau2.A2" office:value-type="string">
            <text:p text:style-name="P20">40</text:p>
          </table:table-cell>
          <table:table-cell table:style-name="Tableau2.A2" office:value-type="string">
            <text:p text:style-name="P21"/>
          </table:table-cell>
          <table:table-cell table:style-name="Tableau2.C2" office:value-type="string">
            <text:p text:style-name="P20">Le Portail demande au participant de recommencer le jeu en vérifiant de bien avoir été scanné avant de faire le jeu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11-20T11:40:47.019000000</dc:date>
    <meta:editing-duration>PT3M48S</meta:editing-duration>
    <meta:editing-cycles>1</meta:editing-cycles>
    <meta:document-statistic meta:table-count="4" meta:image-count="0" meta:object-count="0" meta:page-count="3" meta:paragraph-count="62" meta:word-count="254" meta:character-count="1670" meta:non-whitespace-character-count="1467"/>
  </office:meta>
</office:document-meta>
</file>